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 Mono Med" svg:font-family="'FiraCode Nerd Font Mono Med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, 'Droid Sans Mono', monospace, monospace"/>
    <style:font-face style:name="JetBrains Mono Light" svg:font-family="'JetBrains Mono Light'" style:font-pitch="fixed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 style:font-pitch="variable"/>
  </office:font-face-decls>
  <office:automatic-styles>
    <style:style style:name="P1" style:family="paragraph" style:parent-style-name="Standard">
      <style:text-properties style:font-name="JetBrains Mono Medium" fo:font-size="8pt" officeooo:paragraph-rsid="000de5bc" style:font-size-asian="8pt" style:font-size-complex="8pt"/>
    </style:style>
    <style:style style:name="P2" style:family="paragraph" style:parent-style-name="Standard">
      <style:text-properties style:font-name="JetBrains Mono Medium" fo:font-size="8pt" style:font-size-asian="8pt" style:font-size-complex="8pt"/>
    </style:style>
    <style:style style:name="P3" style:family="paragraph" style:parent-style-name="Standard">
      <style:text-properties style:font-name="JetBrains Mono Medium" fo:font-size="8pt" officeooo:paragraph-rsid="000f4f9f" style:font-size-asian="8pt" style:font-size-complex="8pt"/>
    </style:style>
    <style:style style:name="P4" style:family="paragraph" style:parent-style-name="Standard">
      <style:text-properties fo:color="#999999" loext:opacity="100%" style:font-name="JetBrains Mono Medium" fo:font-size="8pt" style:font-size-asian="8pt" style:font-size-complex="8pt"/>
    </style:style>
    <style:style style:name="P5" style:family="paragraph" style:parent-style-name="Standard">
      <style:text-properties style:font-name="JetBrains Mono Medium" fo:font-size="8pt" officeooo:paragraph-rsid="0011174e" style:font-size-asian="8pt" style:font-size-complex="8pt"/>
    </style:style>
    <style:style style:name="T1" style:family="text">
      <style:text-properties style:text-underline-style="solid" style:text-underline-width="auto" style:text-underline-color="font-color" fo:font-weight="bold" officeooo:rsid="000de5bc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color="#355269" loext:opacity="100%" fo:font-weight="bold" style:font-weight-asian="bold" style:font-weight-complex="bold"/>
    </style:style>
    <style:style style:name="T4" style:family="text">
      <style:text-properties fo:color="#355269" loext:opacity="100%"/>
    </style:style>
    <style:style style:name="T5" style:family="text">
      <style:text-properties fo:color="#224b12" loext:opacity="100%"/>
    </style:style>
    <style:style style:name="T6" style:family="text">
      <style:text-properties fo:color="#4e102d" loext:opacity="100%"/>
    </style:style>
    <style:style style:name="T7" style:family="text">
      <style:text-properties fo:color="#ff4000" loext:opacity="100%"/>
    </style:style>
    <style:style style:name="T8" style:family="text">
      <style:text-properties fo:color="#999999" loext:opacity="100%"/>
    </style:style>
    <style:style style:name="T9" style:family="text">
      <style:text-properties fo:font-style="italic" officeooo:rsid="0016255a" style:font-style-asian="italic" style:font-style-complex="italic"/>
    </style:style>
    <style:style style:name="T10" style:family="text">
      <style:text-properties officeooo:rsid="0016255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e8a202" loext:opacity="100%"/>
    </style:style>
    <style:style style:name="T13" style:family="text">
      <style:text-properties fo:color="#2a6099" loext:opacity="100%"/>
    </style:style>
    <style:style style:name="T14" style:family="text">
      <style:text-properties officeooo:rsid="000f4f9f"/>
    </style:style>
    <style:style style:name="T15" style:family="text">
      <style:text-properties officeooo:rsid="0011174e"/>
    </style:style>
    <style:style style:name="T16" style:family="text">
      <style:text-properties fo:color="#ff0000" loext:opacity="100%" officeooo:rsid="001117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ADBALANCER (SOCKETS)</text:span></text:p>
      <text:p text:style-name="P2"><text:span text:style-name="T2">public</text:span> <text:span text:style-name="T2">class</text:span> <text:span text:style-name="T3">LoadBalancer</text:span> <text:span text:style-name="T2">extends</text:span> <text:span text:style-name="T4">Thread</text:span> {</text:p>
      <text:p text:style-name="P2"><text:s text:c="4"/></text:p>
      <text:p text:style-name="P2"><text:s text:c="2"/><text:span text:style-name="T2">static</text:span> <text:span text:style-name="T4">String</text:span> hosts[] = {<text:span text:style-name="T5">"localhost"</text:span>, <text:span text:style-name="T5">"localhost"</text:span>};</text:p>
      <text:p text:style-name="P2"><text:s text:c="2"/><text:span text:style-name="T2">static</text:span> <text:span text:style-name="T4">int</text:span> ports[] = {<text:span text:style-name="T6">8081</text:span>, <text:span text:style-name="T6">8082</text:span>};</text:p>
      <text:p text:style-name="P2"><text:s text:c="2"/><text:span text:style-name="T2">static</text:span> <text:span text:style-name="T4">int</text:span> nbHosts = <text:span text:style-name="T6">2</text:span>;</text:p>
      <text:p text:style-name="P2"><text:s text:c="2"/><text:span text:style-name="T2">static</text:span> <text:span text:style-name="T4">Random</text:span> rand = <text:span text:style-name="T2">new</text:span> <text:span text:style-name="T7">Random</text:span>();</text:p>
      <text:p text:style-name="P2"><text:s text:c="2"/><text:span text:style-name="T4">Socket</text:span> client;</text:p>
      <text:p text:style-name="P2"/>
      <text:p text:style-name="P2"><text:s text:c="2"/><text:span text:style-name="T2">public</text:span> <text:span text:style-name="T7">LoadBalancer</text:span>(<text:span text:style-name="T4">Socket</text:span> <text:span text:style-name="T6">s</text:span>) {</text:p>
      <text:p text:style-name="P2"><text:s text:c="4"/>client = <text:span text:style-name="T6">s</text:span>;</text:p>
      <text:p text:style-name="P2"><text:s text:c="2"/>}</text:p>
      <text:p text:style-name="P2"><text:s text:c="4"/></text:p>
      <text:p text:style-name="P2"><text:s text:c="2"/><text:span text:style-name="T2">public</text:span> <text:span text:style-name="T2">static</text:span> <text:span text:style-name="T4">void</text:span> <text:span text:style-name="T7">main</text:span>(<text:span text:style-name="T4">String</text:span> <text:span text:style-name="T6">arg</text:span>[]) {</text:p>
      <text:p text:style-name="P2"><text:s text:c="4"/><text:span text:style-name="T2">try</text:span> {</text:p>
      <text:p text:style-name="P2"><text:s text:c="6"/><text:span text:style-name="T4">ServerSocket</text:span> ss = <text:span text:style-name="T2">new</text:span> <text:span text:style-name="T7">ServerSocket</text:span>(<text:span text:style-name="T6">8080</text:span>); <text:span text:style-name="T8">// port 8080 par exemple</text:span></text:p>
      <text:p text:style-name="P2"><text:s text:c="6"/><text:span text:style-name="T2">while</text:span> (<text:span text:style-name="T6">true</text:span>) {</text:p>
      <text:p text:style-name="P3"><text:s text:c="8"/><text:span text:style-name="T2">new</text:span> <text:span text:style-name="T7">LoadBalancer</text:span>(ss.<text:span text:style-name="T7">accept</text:span>()).<text:span text:style-name="T7">start</text:span>(); </text:p>
      <text:p text:style-name="P3"><text:s text:c="8"/><text:span text:style-name="T8">// /!\ start et pas pas de run sinon on run sur </text:span></text:p>
      <text:p text:style-name="P4"><text:s text:c="8"/>// /!\ le thread principal du coup on bloque</text:p>
      <text:p text:style-name="P2"><text:s text:c="6"/>}</text:p>
      <text:p text:style-name="P2"><text:s text:c="4"/>} <text:span text:style-name="T2">catch</text:span> (<text:span text:style-name="T4">IOException</text:span> e) {</text:p>
      <text:p text:style-name="P2"><text:s text:c="6"/>e.<text:span text:style-name="T7">printStackTrace</text:span>();</text:p>
      <text:p text:style-name="P2"><text:s text:c="4"/>}</text:p>
      <text:p text:style-name="P2"><text:s text:c="2"/>}</text:p>
      <text:p text:style-name="P2"><text:s text:c="4"/></text:p>
      <text:p text:style-name="P2"><text:s text:c="2"/><text:span text:style-name="T2">public</text:span> <text:span text:style-name="T4">void</text:span> <text:span text:style-name="T7">run</text:span>() {</text:p>
      <text:p text:style-name="P2"><text:s text:c="4"/><text:span text:style-name="T2">try</text:span> {</text:p>
      <text:p text:style-name="P3"><text:s text:c="6"/><text:span text:style-name="T4">int</text:span> nb = <text:span text:style-name="T4">LoadBalancer</text:span>.rand.<text:span text:style-name="T7">nextInt</text:span>(<text:span text:style-name="T4">LoadBalancer</text:span>.nbHosts); </text:p>
      <text:p text:style-name="P3"><text:s text:c="6"/><text:span text:style-name="T8">// le serveur à qui on va filer la requête</text:span></text:p>
      <text:p text:style-name="P3"><text:s text:c="6"/><text:span text:style-name="T4">Socket</text:span> server = <text:span text:style-name="T2">new</text:span> <text:span text:style-name="T7">Socket</text:span>(<text:span text:style-name="T4">LoadBalancer</text:span>.hosts[nb], <text:span text:style-name="T4">LoadBalancer</text:span>.ports[nb]);</text:p>
      <text:p text:style-name="P2"><text:s text:c="6"/><text:span text:style-name="T4">InputStream</text:span> cis = client.<text:span text:style-name="T7">getInputStream</text:span>();</text:p>
      <text:p text:style-name="P2"><text:s text:c="6"/><text:span text:style-name="T4">InputStream</text:span> sis = server.<text:span text:style-name="T7">getInputStream</text:span>();</text:p>
      <text:p text:style-name="P2"><text:s text:c="6"/><text:span text:style-name="T4">OutputStream</text:span> cos = client.<text:span text:style-name="T7">getOutputStream</text:span>();</text:p>
      <text:p text:style-name="P2"><text:s text:c="6"/><text:span text:style-name="T4">OutputStream</text:span> sos = server.<text:span text:style-name="T7">getOutputStream</text:span>();</text:p>
      <text:p text:style-name="P2"><text:s text:c="12"/></text:p>
      <text:p text:style-name="P2"><text:s text:c="6"/><text:span text:style-name="T8">/* On fait l'hypothèse qu'on peut tout lire en une seule fois </text:span></text:p>
      <text:p text:style-name="P4"><text:s text:c="7"/>* (~ réel sur un réseau local). */</text:p>
      <text:p text:style-name="P2"><text:s text:c="6"/><text:span text:style-name="T4">int</text:span> nbLus;</text:p>
      <text:p text:style-name="P2"><text:s text:c="6"/><text:span text:style-name="T4">byte</text:span>[] buff = <text:span text:style-name="T2">new</text:span> <text:span text:style-name="T4">byte</text:span>[<text:span text:style-name="T6">1024</text:span>];</text:p>
      <text:p text:style-name="P2"><text:s text:c="6"/>nbLus = cis.<text:span text:style-name="T7">read</text:span>(buff);</text:p>
      <text:p text:style-name="P2"><text:s text:c="6"/>sos.<text:span text:style-name="T7">write</text:span>(buff, <text:span text:style-name="T6">0</text:span>, nbLus);</text:p>
      <text:p text:style-name="P2"><text:s text:c="6"/>nbLus = sis.<text:span text:style-name="T7">read</text:span>(buff);</text:p>
      <text:p text:style-name="P2"><text:s text:c="6"/>cos.<text:span text:style-name="T7">write</text:span>(buff, <text:span text:style-name="T6">0</text:span>, nbLus);</text:p>
      <text:p text:style-name="P2"><text:s text:c="6"/>server.<text:span text:style-name="T7">close</text:span>();</text:p>
      <text:p text:style-name="P2"><text:s text:c="6"/>client.<text:span text:style-name="T7">close</text:span>();</text:p>
      <text:p text:style-name="P2"><text:s text:c="4"/>} <text:span text:style-name="T2">catch</text:span> (<text:span text:style-name="T4">Exception</text:span> e) {</text:p>
      <text:p text:style-name="P2"><text:s text:c="6"/>e.<text:span text:style-name="T7">printStackTrace</text:span>();</text:p>
      <text:p text:style-name="P2"><text:s text:c="4"/>}</text:p>
      <text:p text:style-name="P2"><text:s text:c="2"/>}</text:p>
      <text:p text:style-name="P2">}</text:p>
      <text:p text:style-name="P2"/>
      <text:p text:style-name="P2"/>
      <text:p text:style-name="P2"/>
      <text:p text:style-name="P1"><text:span text:style-name="T1">CARNET (RMI)</text:span></text:p>
      <text:p text:style-name="P2"><text:span text:style-name="T2">public</text:span> <text:span text:style-name="T2">class</text:span> <text:span text:style-name="T3">CarnetImpl</text:span> <text:span text:style-name="T2">extends</text:span> <text:span text:style-name="T4">UnicastRemoteObject</text:span> <text:span text:style-name="T2">implements</text:span> <text:span text:style-name="T4">Carnet</text:span> {</text:p>
      <text:p text:style-name="P2"/>
      <text:p text:style-name="P2"><text:s text:c="2"/><text:span text:style-name="T2">private</text:span> <text:span text:style-name="T4">Map</text:span>&lt;<text:span text:style-name="T4">String</text:span>, <text:span text:style-name="T4">SFiche</text:span>&gt; fiches;</text:p>
      <text:p text:style-name="P2"><text:s text:c="2"/><text:span text:style-name="T2">private</text:span> <text:span text:style-name="T4">int</text:span> n;</text:p>
      <text:p text:style-name="P2"><text:s text:c="2"/><text:span text:style-name="T2">public</text:span> <text:span text:style-name="T2">static</text:span> <text:span text:style-name="T4">int</text:span> nb_carnets = <text:span text:style-name="T6">2</text:span>;</text:p>
      <text:p text:style-name="P2"/>
      <text:p text:style-name="P2"><text:s text:c="2"/><text:span text:style-name="T2">public</text:span> <text:span text:style-name="T7">CarnetImpl</text:span>(<text:span text:style-name="T4">int</text:span> <text:span text:style-name="T6">n</text:span>) <text:span text:style-name="T2">throws</text:span> <text:span text:style-name="T4">RemoteException</text:span> {</text:p>
      <text:p text:style-name="P2"><text:s text:c="4"/><text:span text:style-name="T9">this</text:span><text:span text:style-name="T10">.</text:span>fiches = <text:span text:style-name="T2">new</text:span> <text:span text:style-name="T7">HashMap</text:span>&lt;&gt;(); <text:span text:style-name="T8">// or any other desired size</text:span></text:p>
      <text:p text:style-name="P2"><text:s text:c="4"/><text:span text:style-name="T11">this</text:span>.n = <text:span text:style-name="T6">n</text:span>;</text:p>
      <text:p text:style-name="P2"><text:s text:c="2"/>}</text:p>
      <text:p text:style-name="P2"/>
      <text:p text:style-name="P2"><text:s text:c="2"/><text:span text:style-name="T12">@Override</text:span></text:p>
      <text:p text:style-name="P2"><text:s text:c="2"/><text:span text:style-name="T2">public</text:span> <text:span text:style-name="T4">void</text:span> <text:span text:style-name="T7">Ajouter</text:span>(<text:span text:style-name="T4">SFiche</text:span> <text:span text:style-name="T6">sf</text:span>) <text:span text:style-name="T2">throws</text:span> <text:span text:style-name="T4">RemoteException</text:span> {</text:p>
      <text:p text:style-name="P2"><text:s text:c="4"/>fiches.<text:span text:style-name="T7">put</text:span>(<text:span text:style-name="T6">sf</text:span>.<text:span text:style-name="T7">getNom</text:span>(), <text:span text:style-name="T6">sf</text:span>);</text:p>
      <text:p text:style-name="P2"><text:s text:c="4"/><text:span text:style-name="T4">System</text:span>.out.<text:span text:style-name="T7">println</text:span>(<text:span text:style-name="T5">"Ajout de la fiche "</text:span> + <text:span text:style-name="T6">sf</text:span>.<text:span text:style-name="T7">getNom</text:span>());</text:p>
      <text:p text:style-name="P2"><text:s text:c="2"/>}</text:p>
      <text:p text:style-name="P2"/>
      <text:p text:style-name="P2"><text:s text:c="2"/><text:span text:style-name="T12">@Override</text:span></text:p>
      <text:p text:style-name="P2"><text:s text:c="2"/><text:span text:style-name="T2">public</text:span> <text:span text:style-name="T13">RFiche</text:span> <text:span text:style-name="T7">Consulter</text:span>(<text:span text:style-name="T13">String</text:span> <text:span text:style-name="T6">n</text:span>, <text:span text:style-name="T13">boolean</text:span> <text:span text:style-name="T6">forward</text:span>) <text:span text:style-name="T2">throws</text:span> <text:span text:style-name="T13">RemoteException</text:span> {</text:p>
      <text:p text:style-name="P2"><text:s text:c="4"/><text:span text:style-name="T4">System</text:span>.out.<text:span text:style-name="T7">println</text:span>(<text:span text:style-name="T5">"Consulter("</text:span> + <text:span text:style-name="T6">n</text:span> + <text:span text:style-name="T5">","</text:span> + <text:span text:style-name="T6">forward</text:span> + <text:span text:style-name="T5">")"</text:span>);</text:p>
      <text:p text:style-name="P2"><text:s text:c="4"/><text:span text:style-name="T13">SFiche</text:span> sf = fiches.<text:span text:style-name="T7">get</text:span>(<text:span text:style-name="T6">n</text:span>);</text:p>
      <text:p text:style-name="P2"/>
      <text:p text:style-name="P2"><text:s text:c="4"/><text:span text:style-name="T2">if</text:span> (sf == <text:span text:style-name="T6">null</text:span> &amp;&amp; <text:span text:style-name="T6">forward</text:span>) {</text:p>
      <text:p text:style-name="P2"><text:s text:c="6"/><text:span text:style-name="T2">for</text:span> (<text:span text:style-name="T4">int</text:span> i = <text:span text:style-name="T6">1</text:span>; i &lt;= nb_carnets; i++) {</text:p>
      <text:p text:style-name="P2"><text:s text:c="8"/><text:span text:style-name="T2">if</text:span> (i != <text:span text:style-name="T11">this</text:span>.n) {</text:p>
      <text:p text:style-name="P2"><text:s text:c="10"/><text:span text:style-name="T4">Carnet</text:span> carnet;</text:p>
      <text:p text:style-name="P2"><text:s text:c="10"/><text:span text:style-name="T2">try</text:span> {</text:p>
      <text:p text:style-name="P2"><text:s text:c="12"/><text:span text:style-name="T14">c</text:span>arnet = (<text:span text:style-name="T4">Carnet</text:span>) <text:span text:style-name="T4">Naming</text:span>.<text:span text:style-name="T7">lookup</text:span>(<text:span text:style-name="T5">"//localhost:4000/Carnet"</text:span> + i);</text:p>
      <text:p text:style-name="P2"><text:s text:c="14"/><text:span text:style-name="T4">RFiche</text:span> rf = carnet.<text:span text:style-name="T7">Consulter</text:span>(<text:span text:style-name="T6">n</text:span>, <text:span text:style-name="T6">false</text:span>);</text:p>
      <text:p text:style-name="P2"><text:s text:c="14"/><text:span text:style-name="T2">if</text:span> (rf != <text:span text:style-name="T6">null</text:span>) {</text:p>
      <text:p text:style-name="P2"><text:s text:c="16"/><text:span text:style-name="T2">return</text:span> rf;</text:p>
      <text:p text:style-name="P3"><text:s text:c="14"/>}</text:p>
      <text:p text:style-name="P3"><text:s text:c="10"/>} <text:span text:style-name="T2">catch</text:span> (<text:span text:style-name="T4">MalformedURLException</text:span>|<text:span text:style-name="T4">RemoteException</text:span>|<text:span text:style-name="T4">NotBoundException</text:span> e)</text:p>
      <text:p text:style-name="P3"><text:span text:style-name="T14"><text:s text:c="12"/>e</text:span>.<text:span text:style-name="T7">printStackTrace</text:span>();</text:p>
      <text:p text:style-name="P2"><text:s text:c="10"/>}</text:p>
      <text:p text:style-name="P3"><text:s text:c="8"/>}</text:p>
      <text:p text:style-name="P2"><text:s text:c="6"/>}</text:p>
      <text:p text:style-name="P5"><text:span text:style-name="T15"><text:s text:c="4"/>}</text:span></text:p>
      <text:p text:style-name="P2"><text:s text:c="4"/><text:span text:style-name="T2">if</text:span> (sf == <text:span text:style-name="T6">null</text:span>) {</text:p>
      <text:p text:style-name="P2"><text:s text:c="6"/><text:span text:style-name="T2">return</text:span> <text:span text:style-name="T6">null</text:span>;</text:p>
      <text:p text:style-name="P2"><text:s text:c="4"/>}</text:p>
      <text:p text:style-name="P2"/>
      <text:p text:style-name="P2"><text:s text:c="4"/><text:span text:style-name="T2">return</text:span> <text:span text:style-name="T2">new</text:span> <text:span text:style-name="T7">RFicheImpl</text:span>(<text:span text:style-name="T6">sf</text:span>);</text:p>
      <text:p text:style-name="P2"><text:s text:c="2"/>}</text:p>
      <text:p text:style-name="P2"/>
      <text:p text:style-name="P2"><text:s text:c="2"/><text:span text:style-name="T2">public</text:span> <text:span text:style-name="T2">static</text:span> <text:span text:style-name="T4">void</text:span> <text:span text:style-name="T7">main</text:span>(<text:span text:style-name="T4">String</text:span> <text:span text:style-name="T6">args</text:span>[]) <text:span text:style-name="T2">throws</text:span> <text:span text:style-name="T4">RemoteException</text:span>, <text:span text:style-name="T4">MalformedURLException</text:span>, <text:span text:style-name="T4">AlreadyBoundException</text:span> {</text:p>
      <text:p text:style-name="P2"><text:s text:c="4"/><text:span text:style-name="T4">LocateRegistry</text:span>.<text:span text:style-name="T7">createRegistry</text:span>(<text:span text:style-name="T6">4000</text:span>);</text:p>
      <text:p text:style-name="P2"><text:s text:c="4"/><text:span text:style-name="T4">Naming</text:span>.<text:span text:style-name="T7">bind</text:span>(<text:span text:style-name="T5">"//localhost:4000/Carnet1"</text:span>, <text:span text:style-name="T2">new</text:span> <text:span text:style-name="T7">CarnetImpl</text:span>(<text:span text:style-name="T6">1</text:span>));</text:p>
      <text:p text:style-name="P2"><text:s text:c="4"/><text:span text:style-name="T4">Naming</text:span>.<text:span text:style-name="T7">bind</text:span>(<text:span text:style-name="T5">"//localhost:4000/Carnet2"</text:span>, <text:span text:style-name="T2">new</text:span> <text:span text:style-name="T7">CarnetImpl</text:span>(<text:span text:style-name="T6">2</text:span>));</text:p>
      <text:p text:style-name="P2"><text:s text:c="2"/>}</text:p>
      <text:p text:style-name="P2"/>
      <text:p text:style-name="P2">}</text:p>
      <text:p text:style-name="P2"><text:soft-page-break/><text:span text:style-name="T2">public</text:span> <text:span text:style-name="T2">interface</text:span> <text:span text:style-name="T3">Carnet</text:span> <text:span text:style-name="T2">extends</text:span> <text:span text:style-name="T4">Remote</text:span> {</text:p>
      <text:p text:style-name="P2"><text:s text:c="2"/><text:span text:style-name="T2">public</text:span> <text:span text:style-name="T4">void</text:span> <text:span text:style-name="T7">Ajouter</text:span>(<text:span text:style-name="T4">SFiche</text:span> <text:span text:style-name="T6">sf</text:span>) <text:span text:style-name="T2">throws</text:span> <text:span text:style-name="T4">RemoteException</text:span>;</text:p>
      <text:p text:style-name="P2"><text:s text:c="2"/><text:span text:style-name="T2">public</text:span> <text:span text:style-name="T4">RFiche</text:span> <text:span text:style-name="T7">Consulter</text:span>(<text:span text:style-name="T4">String</text:span> <text:span text:style-name="T6">n</text:span>, <text:span text:style-name="T4">boolean</text:span> <text:span text:style-name="T6">forward</text:span>) <text:span text:style-name="T2">throws</text:span> <text:span text:style-name="T4">RemoteException</text:span>;</text:p>
      <text:p text:style-name="P2">}</text:p>
      <text:p text:style-name="P2"/>
      <text:p text:style-name="P2"><text:span text:style-name="T2">public</text:span> <text:span text:style-name="T2">interface</text:span> <text:span text:style-name="T3">RFiche</text:span> <text:span text:style-name="T2">extends</text:span> <text:span text:style-name="T4">Remote</text:span> {</text:p>
      <text:p text:style-name="P2"><text:span text:style-name="T15"><text:s text:c="2"/></text:span><text:span text:style-name="T16">p</text:span><text:span text:style-name="T2">ublic</text:span> <text:span text:style-name="T4">String</text:span> <text:span text:style-name="T7">getNom</text:span>() <text:span text:style-name="T2">throws</text:span> <text:span text:style-name="T4">RemoteException</text:span>;</text:p>
      <text:p text:style-name="P2"><text:s text:c="2"/><text:span text:style-name="T2">public</text:span> <text:span text:style-name="T4">String</text:span> <text:span text:style-name="T7">getEmail</text:span>() <text:span text:style-name="T2">throws</text:span> <text:span text:style-name="T4">RemoteException</text:span>;</text:p>
      <text:p text:style-name="P2">}</text:p>
      <text:p text:style-name="P2"/>
      <text:p text:style-name="P2"><text:span text:style-name="T2">public</text:span> <text:span text:style-name="T2">class</text:span> <text:span text:style-name="T3">RFicheImpl</text:span> <text:span text:style-name="T2">extends</text:span> <text:span text:style-name="T4">UnicastRemoteObject</text:span> <text:span text:style-name="T2">implements</text:span> <text:span text:style-name="T4">RFiche</text:span> {</text:p>
      <text:p text:style-name="P2"><text:s text:c="2"/><text:span text:style-name="T4">String</text:span> nom, email;</text:p>
      <text:p text:style-name="P2"/>
      <text:p text:style-name="P2"><text:s text:c="2"/><text:span text:style-name="T2">public</text:span> <text:span text:style-name="T7">RFicheImpl</text:span>(<text:span text:style-name="T4">SFiche</text:span> <text:span text:style-name="T6">fiche</text:span>) <text:span text:style-name="T2">throws</text:span> <text:span text:style-name="T4">RemoteException</text:span> {</text:p>
      <text:p text:style-name="P2"><text:s text:c="4"/><text:span text:style-name="T11">this</text:span>.email = <text:span text:style-name="T6">fiche</text:span>.<text:span text:style-name="T7">getEmail</text:span>();</text:p>
      <text:p text:style-name="P2"><text:s text:c="4"/><text:span text:style-name="T11">this</text:span>.nom = <text:span text:style-name="T6">fiche</text:span>.<text:span text:style-name="T7">getNom</text:span>();</text:p>
      <text:p text:style-name="P2"><text:s text:c="2"/>}</text:p>
      <text:p text:style-name="P2"/>
      <text:p text:style-name="P2"><text:s text:c="2"/><text:span text:style-name="T12">@Override</text:span></text:p>
      <text:p text:style-name="P2"><text:s text:c="2"/><text:span text:style-name="T2">public</text:span> <text:span text:style-name="T4">String</text:span> <text:span text:style-name="T7">getNom</text:span>() <text:span text:style-name="T2">throws</text:span> <text:span text:style-name="T4">RemoteException</text:span> {</text:p>
      <text:p text:style-name="P2"><text:s text:c="4"/><text:span text:style-name="T2">return</text:span> nom;</text:p>
      <text:p text:style-name="P2"><text:s text:c="2"/>}</text:p>
      <text:p text:style-name="P2"/>
      <text:p text:style-name="P2"><text:s text:c="2"/><text:span text:style-name="T12">@Override</text:span></text:p>
      <text:p text:style-name="P2"><text:s text:c="2"/><text:span text:style-name="T2">public</text:span> <text:span text:style-name="T4">String</text:span> <text:span text:style-name="T7">getEmail</text:span>() <text:span text:style-name="T2">throws</text:span> <text:span text:style-name="T4">RemoteException</text:span> {</text:p>
      <text:p text:style-name="P2"><text:s text:c="4"/><text:span text:style-name="T2">return</text:span> email;</text:p>
      <text:p text:style-name="P2"><text:s text:c="2"/>}</text:p>
      <text:p text:style-name="P2">}</text:p>
      <text:p text:style-name="P2"/>
      <text:p text:style-name="P2"><text:span text:style-name="T2">public</text:span> <text:span text:style-name="T2">interface</text:span> <text:span text:style-name="T3">SFiche</text:span> <text:span text:style-name="T2">extends</text:span> <text:span text:style-name="T4">Serializable</text:span> {</text:p>
      <text:p text:style-name="P2"><text:s text:c="2"/><text:span text:style-name="T2">public</text:span> <text:span text:style-name="T4">String</text:span> <text:span text:style-name="T7">getNom</text:span>();</text:p>
      <text:p text:style-name="P2"><text:s text:c="2"/><text:span text:style-name="T2">public</text:span> <text:span text:style-name="T4">String</text:span> <text:span text:style-name="T7">getEmail</text:span>();</text:p>
      <text:p text:style-name="P2">}</text:p>
      <text:p text:style-name="P2"/>
      <text:p text:style-name="P2"><text:span text:style-name="T2">public</text:span> <text:span text:style-name="T2">class</text:span> <text:span text:style-name="T3">SFicheImpl</text:span> <text:span text:style-name="T2">implements</text:span> <text:span text:style-name="T4">SFiche</text:span> {</text:p>
      <text:p text:style-name="P2"><text:s text:c="2"/><text:span text:style-name="T4">String</text:span> nom, email;</text:p>
      <text:p text:style-name="P2"/>
      <text:p text:style-name="P2"><text:s text:c="2"/><text:span text:style-name="T2">public</text:span> <text:span text:style-name="T7">SFicheImpl</text:span>(<text:span text:style-name="T4">String</text:span> <text:span text:style-name="T6">nom</text:span>, <text:span text:style-name="T4">String</text:span> <text:span text:style-name="T6">email</text:span>) {</text:p>
      <text:p text:style-name="P2"><text:s text:c="4"/><text:span text:style-name="T11">this</text:span>.nom = <text:span text:style-name="T6">nom</text:span>;</text:p>
      <text:p text:style-name="P2"><text:s text:c="4"/><text:span text:style-name="T11">this</text:span>.email = <text:span text:style-name="T6">email</text:span>;</text:p>
      <text:p text:style-name="P2"><text:s text:c="2"/>}</text:p>
      <text:p text:style-name="P2"/>
      <text:p text:style-name="P2"><text:s text:c="2"/><text:span text:style-name="T12">@Override</text:span></text:p>
      <text:p text:style-name="P2"><text:s text:c="2"/><text:span text:style-name="T2">public</text:span> <text:span text:style-name="T4">String</text:span> <text:span text:style-name="T7">getNom</text:span>() {</text:p>
      <text:p text:style-name="P2"><text:s text:c="4"/><text:span text:style-name="T2">return</text:span> <text:span text:style-name="T11">this</text:span>.nom;</text:p>
      <text:p text:style-name="P2"><text:s text:c="2"/>}</text:p>
      <text:p text:style-name="P2"/>
      <text:p text:style-name="P2"><text:s text:c="2"/><text:span text:style-name="T12">@Override</text:span></text:p>
      <text:p text:style-name="P2"><text:s text:c="2"/><text:span text:style-name="T2">public</text:span> <text:span text:style-name="T4">String</text:span> <text:span text:style-name="T7">getEmail</text:span>() {</text:p>
      <text:p text:style-name="P2"><text:s text:c="4"/><text:span text:style-name="T2">return</text:span> <text:span text:style-name="T11">this</text:span>.email;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 Mono Med" svg:font-family="'FiraCode Nerd Font Mono Med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, 'Droid Sans Mono', monospace, monospace"/>
    <style:font-face style:name="JetBrains Mono Light" svg:font-family="'JetBrains Mono Light'" style:font-pitch="fixed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64cm" fo:margin-bottom="0.434cm" fo:margin-left="0.464cm" fo:margin-right="0.406cm" style:writing-mode="lr-tb" style:footnote-max-height="0cm" loext:margin-gutter="0cm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1:00:24.367354859</meta:creation-date>
    <dc:date>2025-01-15T23:07:46.906441135</dc:date>
    <meta:editing-duration>PT28M57S</meta:editing-duration>
    <meta:editing-cycles>5</meta:editing-cycles>
    <meta:generator>LibreOffice/24.8.4.2$Linux_X86_64 LibreOffice_project/480$Build-2</meta:generator>
    <meta:document-statistic meta:table-count="0" meta:image-count="0" meta:object-count="0" meta:page-count="2" meta:paragraph-count="137" meta:word-count="490" meta:character-count="4032" meta:non-whitespace-character-count="3122"/>
  </office:meta>
</office:document-meta>
</file>